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5264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MSGS</text:p>
          </table:table-cell>
          <table:table-cell office:value-type="string">
            <text:p>TIME</text:p>
          </table:table-cell>
          <table:table-cell>
            <draw:frame table:end-cell-address="Sheet1_3.K23" table:end-x="0.1154in" table:end-y="0.0512in" draw:z-index="0" draw:style-name="gr1" draw:text-style-name="P1" svg:width="6.2988in" svg:height="3.5429in" svg:x="0.0398in" svg:y="0.0394in">
              <draw:object draw:notify-on-update-of-ranges="Sheet1_3.A2:Sheet1_3.A20 Sheet1_3.C1:Sheet1_3.C1 Sheet1_3.C2:Sheet1_3.C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1526">
            <text:p>1526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2379">
            <text:p>2379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3229">
            <text:p>3229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4502">
            <text:p>4502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6638">
            <text:p>6638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8769">
            <text:p>8769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17285">
            <text:p>17285</text:p>
          </table:table-cell>
          <table:table-cell/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25785">
            <text:p>25785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34293">
            <text:p>34293</text:p>
          </table:table-cell>
          <table:table-cell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50">
            <text:p>50</text:p>
          </table:table-cell>
          <table:table-cell office:value-type="float" office:value="42800">
            <text:p>42800</text:p>
          </table:table-cell>
          <table:table-cell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MSGS</text:p>
          </table:table-cell>
          <table:table-cell office:value-type="string">
            <text:p>TIME</text:p>
          </table:table-cell>
          <table:table-cell>
            <draw:frame table:end-cell-address="Sheet1_2.K23" table:end-x="0.311in" table:end-y="0.1429in" draw:z-index="0" draw:style-name="gr1" draw:text-style-name="P1" svg:width="6.4949in" svg:height="3.6382in" svg:x="0.0394in" svg:y="0.0358in">
              <draw:object draw:notify-on-update-of-ranges="Sheet1_2.A1:Sheet1_2.A1 Sheet1_2.A2:Sheet1_2.A18 Sheet1_2.C1:Sheet1_2.C1 Sheet1_2.C2:Sheet1_2.C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614">
            <text:p>614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20">
            <text:p>20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">
            <text:p>20</text:p>
          </table:table-cell>
          <table:table-cell office:value-type="float" office:value="1156">
            <text:p>1156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0">
            <text:p>20</text:p>
          </table:table-cell>
          <table:table-cell office:value-type="float" office:value="1564">
            <text:p>1564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20">
            <text:p>20</text:p>
          </table:table-cell>
          <table:table-cell office:value-type="float" office:value="2405">
            <text:p>2405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20">
            <text:p>20</text:p>
          </table:table-cell>
          <table:table-cell office:value-type="float" office:value="3259">
            <text:p>3259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0">
            <text:p>20</text:p>
          </table:table-cell>
          <table:table-cell office:value-type="float" office:value="4546">
            <text:p>4546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20">
            <text:p>20</text:p>
          </table:table-cell>
          <table:table-cell office:value-type="float" office:value="6666">
            <text:p>6666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">
            <text:p>20</text:p>
          </table:table-cell>
          <table:table-cell office:value-type="float" office:value="8802">
            <text:p>8802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17322">
            <text:p>17322</text:p>
          </table:table-cell>
          <table:table-cell/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20">
            <text:p>20</text:p>
          </table:table-cell>
          <table:table-cell office:value-type="float" office:value="25830">
            <text:p>25830</text:p>
          </table:table-cell>
          <table:table-cell/>
        </table:table-row>
      </table:table>
      <table:table table:name="Sheet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12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Reese</meta:initial-creator>
    <meta:creation-date>2013-03-05T11:53:01</meta:creation-date>
    <dc:date>2013-03-05T12:21:39</dc:date>
    <dc:creator>Josh Reese</dc:creator>
    <meta:editing-duration>PT13M28S</meta:editing-duration>
    <meta:editing-cycles>2</meta:editing-cycles>
    <meta:generator>OpenOffice.org/3.4.1$Unix OpenOffice.org_project/341m1$Build-9593</meta:generator>
    <meta:document-statistic meta:table-count="5" meta:cell-count="11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98cm" svg:height="9.242cm" xlink:href=".." xlink:type="simple" chart:class="chart:line" chart:style-name="ch1">
        <chart:title svg:x="6.484cm" svg:y="0.319cm" chart:style-name="ch2">
          <text:p>Return trip times</text:p>
        </chart:title>
        <chart:legend svg:x="14.455cm" svg:y="4.323cm" style:legend-expansion="custom" chartooo:width="2.042cm" chartooo:height="0.595cm" style:legend-expansion-aspect-ratio="3.43193277310924" chart:style-name="ch3"/>
        <chart:plot-area chart:style-name="ch4" table:cell-range-address="Sheet1_2.A1:Sheet1_2.A18 Sheet1_2.C1:Sheet1_2.C18" chart:data-source-has-labels="both" svg:x="1.397cm" svg:y="0.944cm" svg:width="13.604cm" svg:height="7.09cm">
          <chartooo:coordinate-region svg:x="2.628cm" svg:y="1.134cm" svg:width="11.682cm" svg:height="5.891cm"/>
          <chart:axis chart:dimension="x" chart:name="primary-x" chart:style-name="ch5" chartooo:axis-type="auto">
            <chartooo:date-scale/>
            <chart:title svg:x="7.173cm" svg:y="8.219cm" chart:style-name="ch6">
              <text:p>Message size</text:p>
            </chart:title>
            <chart:categories table:cell-range-address="Sheet1_2.A2:Sheet1_2.A18"/>
          </chart:axis>
          <chart:axis chart:dimension="y" chart:name="primary-y" chart:style-name="ch5">
            <chart:title svg:x="0.521cm" svg:y="6.195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_2.C2:Sheet1_2.C18" chart:label-cell-address="Sheet1_2.C1:Sheet1_2.C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_2.C1:Sheet1_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2:Sheet1_2.A18</svg:desc>
                </draw:g>
              </table:table-cell>
              <table:table-cell office:value-type="float" office:value="70">
                <text:p>70</text:p>
                <draw:g>
                  <svg:desc>Sheet1_2.C2:Sheet1_2.C1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802">
                <text:p>880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7322">
                <text:p>1732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5830">
                <text:p>25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21cm" style:legend-expansion="high" chart:style-name="ch2"/>
        <chart:plot-area chart:style-name="ch3" table:cell-range-address="Sheet1_3.A2:Sheet1_3.A20 Sheet1_3.C1:Sheet1_3.C20" chart:data-source-has-labels="both" svg:x="0.77cm" svg:y="0.855cm" svg:width="12.399cm" svg:height="7.545cm">
          <chartooo:coordinate-region svg:x="2.001cm" svg:y="1.045cm" svg:width="10.476cm" svg:height="6.346cm"/>
          <chart:axis chart:dimension="x" chart:name="primary-x" chart:style-name="ch4" chartooo:axis-type="auto">
            <chartooo:date-scale/>
            <chart:categories table:cell-range-address="Sheet1_3.A2:Sheet1_3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3.C2:Sheet1_3.C20" chart:label-cell-address="Sheet1_3.C1:Sheet1_3.C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_3.C1:Sheet1_3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3.A2:Sheet1_3.A20</svg:desc>
                </draw:g>
              </table:table-cell>
              <table:table-cell office:value-type="float" office:value="59">
                <text:p>59</text:p>
                <draw:g>
                  <svg:desc>Sheet1_3.C2:Sheet1_3.C2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769">
                <text:p>876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7285">
                <text:p>1728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34293">
                <text:p>3429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42800">
                <text:p>42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